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ataBufferTestUtilsTests.dumpBytes( DataBufferFactory buffer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DataBufferTestUtilsTests.dumpString( DataBufferFactory buffer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